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P21" style:family="paragraph" style:parent-style-name="Footnote">
      <style:text-properties fo:font-style="normal" style:font-style-asian="normal" style:font-style-complex="normal"/>
    </style:style>
    <style:style style:name="P22" style:family="paragraph" style:parent-style-name="Footer">
      <style:paragraph-properties fo:text-align="end" style:justify-single-word="false"/>
      <style:text-properties style:font-name="Liberation San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 camarada -dice un chica con un cámara en el hombro-, que le interrumpa en su lucha de clases, tan importante...</text:p>
      <text:p text:style-name="P18">pero, ¿la dirección del cine político?</text:p>
      <text:p text:style-name="P18"/>
      <text:p text:style-name="P18">Por allí -dice Rocha, señalando a su derecha- es el cine desconocido el cine de aventura.</text:p>
      <text:list xml:id="list891066355" text:style-name="L2">
        <text:list-item>
          <text:list>
            <text:list-header>
              <text:p text:style-name="P19">Por aquí -señalando a su izquierda-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text:span text:style-name="T2">Glauber Rocha en Viento del Este, 1969 de Jean-Luc Godard. Fuente: </text:span><text:a xlink:type="simple" xlink:href="http://youtu.be/oJZPb6Wx7Wk"><text:span text:style-name="T2">http://youtu.be/oJZPb6Wx7Wk</text:span></text:a></text:p></text:note-body></text:note></text:p>
      <text:p text:style-name="P3"/>
      <text:p text:style-name="P3"/>
      <text:p text:style-name="P6"><text:tab/>Nos proponemos en las siguientes lineas explorar la <text:span text:style-name="T2">conciencia cinematográfica</text:span> como conciencia autónoma, separada y diferente de la conciencia humana, <text:span text:style-name="T2">conciencia </text:span>más cercana a la actividad y posibilidad técnica del cine como arte, como expresión de imágenes-movimiento o como <text:span text:style-name="T2">conciencia-cámara</text:span>. En segundo lugar <text:span text:style-name="T2">la toma de conciencia, </text:span>la conquista de la conciencia como hecho emancipador del oprimido, el cine del tercer mundo, el cine peligroso, divino y maravilloso,<text:span text:style-name="T2"> </text:span>como propone <text:span text:style-name="T2">Rocha </text:span>cuando<text:span text:style-name="T2"> </text:span>encuadrado por <text:span text:style-name="T2">Godard </text:span>en <text:span text:style-name="T2">Viento del </text:span>Este.<text:span text:style-name="T2"> </text:span>Un cine donde falta un pueblo, un cine del hambre y la violencia. Un cine fallido y cancelado en su proyecto de explosión de la conciencia como razona <text:span text:style-name="T2">Deleuze.</text:span></text:p>
      <text:p text:style-name="P6"/>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text:soft-page-break/>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text:span text:style-name="T2">La imgen-movimiento.</text:span> <text:span text:style-name="T2">Gilles Deleuze. pag38</text:span></text:p></text:note-body></text:note></text:p>
      <text:p text:style-name="P6"/>
      <text:p text:style-name="P6"><text:tab/>Compleja afirmación de <text:span text:style-name="T2">Deleuze</text:span>, intentemos acercarnos desde un concepto simple d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sus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text:span text:style-name="T2"/></text:p>
      <text:p text:style-name="P6"><text:span text:style-name="T2"><text:tab/></text:span>La conciencia humana es la imagen como realidad psíquica interior, es la subjetividad que se opone a la objetividad como movimiento físico en el mundo exterior: <text:span text:style-name="T2">“...Hemos observado que la percepción era doble, o, mejor dicho, que tenía una doble referencia: puede ser objetiva o subjetiva. Pero la dificultad está en saber de qué manera se presentan en el cine una imagen-percepción objetiva y una imagen-percepcíón subjetiva...</text:span>”.</text:p>
      <text:p text:style-name="P6"/>
      <text:p text:style-name="P6"><text:tab/>En el cine la percepción puede ser objetiva o subjetiva, es subjetiva cuando: <text:span text:style-name="T2">“...Se podría decir que la imagen-subjetiva es la cosa vista por alguien «cualificado», o el conjunto tal como lo ve alguien que forma parte de ese conjunto...”</text:span>, y aunque provisionalmente y con limitaciones aclara <text:span text:style-name="T2">Deleuze</text:span> la imagen es objetiva: <text:span text:style-name="T2">“...la imagen es objetiva cuando la cosa o el conjunto son vistos desde el punto de vista de alguien exterior a ese conjunto...”. </text:span>Son definiciones nominales y provisionales porque con facilidad se pasa de una a la otra. <text:span text:style-name="T2">Deleuze </text:span>destaca la concepción de subjetividad y objetividad que presenta <text:span text:style-name="T2">Pasolini</text:span>:<text:span text:style-name="T2"> “...Se puede decir que una imagen-percepción subjetiva es un discurso directo; y, de una manera más complicada, que una imagen-percepción objetiva es como un discurso indirecto (el </text:span><text:soft-page-break/><text:span text:style-name="T2">espectador ve al personaje de tal manera que, tarde o temprano, pueda enunciar lo que éste supuestamente ve)...”.</text:span><text:span text:style-name="T2"><text:note text:id="ftn23" text:note-class="footnote"><text:note-citation>3</text:note-citation><text:note-body><text:p text:style-name="P11">Ibid. pag112</text:p></text:note-body></text:note></text:span></text:p>
      <text:p text:style-name="P6"><text:span text:style-name="T2"/></text:p>
      <text:p text:style-name="P6"><text:span text:style-name="T2"><text:tab/></text:span>Identifiquemos la conciencia en lo siguiente: <text:span text:style-name="T2">“...Un personaje actúa sobre la pantalla y se supone que ve el mundo de una cierta manera. Pero al mismo tiempo la cámara lo ve, y ve su mundo, desde otro punto de vista, que piensa, refleja y transforma el punto de vista del personaje...”. </text:span>¿conciencia del personaje que actúa? Sí, no es difícil reconocer una conciencia en el personaje del <text:span text:style-name="T2">film </text:span>un personaje con deseos, creencias, etc. ¿conciencia de la cámara? La cámara puede escapar de la percepción natural, de la sujeción del personaje y mostrarlo con la conciencia-cámara: <text:span text:style-name="T2">“...Ya no nos encontramos ante unas imágenes objetivas o subjetivas -escribe Deleuze-; estamos apresados en una correlación entre una imagen-percepción y una conciencia-cámara que la transforma (por tanto, ya no es cuestión de saber si la imagen era objetiva o subjetiva). Se trata de un cine muy especial que ha tomado afición a «hacer sentir la cámara»...”. </text:span>La <text:span text:style-name="T2">conciencia-cámara</text:span> consigue la autonomía el escape de la percepción natural de la que el personaje del <text:span text:style-name="T2">film </text:span>no puede escapar.</text:p>
      <text:p text:style-name="P4"/>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4</text:note-citation><text:note-body><text:p text:style-name="Footnote"><text:span text:style-name="T2">The Birds (1963),</text:span> <text:span text:style-name="T2">Alfred Hichcock.</text:span></text:p></text:note-body></text:note></text:span> de <text:span text:style-name="T2">Alfred Hitchcokc, </text:span>la escena de la explosión de la gasolinera<text:span text:style-name="T2"><text:note text:id="ftn3" text:note-class="footnote"><text:note-citation>5</text:note-citation><text:note-body><text:p text:style-name="Footnote"><text:span text:style-name="T2">The Birds (7/11) Movie CLIP – Gas Station Explosion (1963) HP.</text:span> <text:span text:style-name="T2">Fuente: </text:span><text:a xlink:type="simple" xlink:href="http://www.youtube.com/watch?v=IdOF7xg5lug"><text:span text:style-name="T2">http://www.youtube.com/watch?v=IdOF7xg5lug</text:span></text:a></text:p></text:note-body></text:note></text:span><text:span text:style-name="T2"> </text:span>el plano es aéreo, imposible para un humano<text:span text:style-name="T2"> </text:span>pero es una percepción propia de una ave, este cambio que se da al ubicar el plano a metros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6</text:note-citation><text:note-body><text:p text:style-name="P11">La imgen-movimiento. Gilles Deleuze. pag39</text:p></text:note-body></text:note></text:p>
      <text:p text:style-name="P6"/>
      <text:p text:style-name="P6"><text:tab/>Otra acepción de <text:span text:style-name="T2">conciencia </text:span>esta más relacionada con la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la confrontación de elementos: </text:p>
      <text:p text:style-name="P6"/>
      <text:p text:style-name="P8"><text:tab/><text:span text:style-name="T2">“...La oposición esta al servicio de la unidad dialéctica, y marca su progresión de la situación de partida 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text:span><text:soft-page-break/><text:span text:style-name="T2">cualidad, <text:s/>el surgimiento repentino de la nueva cualidad, su elevación al cuadrado...”</text:span>.<text:note text:id="ftn5" text:note-class="footnote"><text:note-citation>7</text:note-citation><text:note-body><text:p text:style-name="P11">ibid</text:p></text:note-body></text:note> </text:p>
      <text:p text:style-name="P6"/>
      <text:p text:style-name="P6"><text:tab/>Serguéi Eisenstein<text:note text:id="ftn6" text:note-class="footnote"><text:note-citation>8</text:note-citation><text:note-body><text:p text:style-name="Footnote"><text:span text:style-name="T2">Serguéi Eisenstein. Feunte: </text:span><text:a xlink:type="simple" xlink:href="http://es.wikipedia.org/wiki/Serguéi_Eisenstein"><text:span text:style-name="T2">http://es.wikipedia.org/wiki/Sergu%C3%A9i_Eisenstein</text:span></text:a><text:span text:style-name="T2"> </text:span></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9</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10</text:note-citation><text:note-body><text:p text:style-name="Footnote">“...<text:span text:style-name="T3">A todas luces, en Vertov se trata de la conciencia soviética revolucionaria, del «desciframiento comunista de la realidad». ..”.</text:span> <text:span text:style-name="T2">Ibid pag124</text:span></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1</text:note-citation><text:note-body><text:p text:style-name="Footnote"><text:span text:style-name="T2">La imgen-movimiento.</text:span> <text:span text:style-name="T2">Gilles Deleuze.</text:span></text:p></text:note-body></text:note></text:p>
      <text:p text:style-name="P6"/>
      <text:p text:style-name="P6"><text:tab/>Para <text:span text:style-name="T2">Serguéi Eisenstein </text:span>la conciencia se logra mediante lo <text:span text:style-name="T2">patético, </text:span>parece plantearse que la toma de conciencia no es un acto de la razón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2</text:note-citation><text:note-body><text:p text:style-name="P2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veintidós festivales internacionales...”.</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solamente concientizando su única posibilidad, la violencia, el colonizado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3</text:note-citation><text:note-body><text:p text:style-name="P11">ibid</text:p></text:note-body></text:note></text:span></text:p>
      <text:p text:style-name="P6"/>
      <text:p text:style-name="P6"><text:tab/>El cine político posee un importante desarrollo en latinoamericano, se habla del <text:span text:style-name="T2">tercer cine, el cine imperfecto, el cine como arma de combate o el Cinema Novo. </text:span>El <text:span text:style-name="T2">Cinema Novo</text:span> coloca al cine en el mundo para que se ocupe y preocupe de su realidad: <text:span text:style-name="T2">“...Donde haya un cineasta de cualquier edad, de cualquier procedencia, pronto a poner su cine y su profesión </text:span><text:soft-page-break/><text:span text:style-name="T2">al servicio de las causas importantes de su tiempo, ahí habrá un germen del Cinema Novo. ..”</text:span></text:p>
      <text:p text:style-name="P4"/>
      <text:p text:style-name="P6"><text:span text:style-name="T2"><text:tab/>Octavio Getino y Susana Velleggia </text:span>proponen los siguiente sobre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4</text:note-citation><text:note-body><text:p text:style-name="P11">El cine de las historias de la revolución (2002), Octavio Getino y Susana Velleggia.</text:p></text:note-body></text:note></text:span></text:p>
      <text:p text:style-name="P4"/>
      <text:p text:style-name="P6"><text:span text:style-name="T2"><text:tab/></text:span>El proyecto de <text:span text:style-name="T2">Glauber Rocha</text:span><text:span text:style-name="T2"><text:note text:id="ftn13" text:note-class="footnote"><text:note-citation>15</text:note-citation><text:note-body><text:p text:style-name="Footnote"><text:span text:style-name="T2">Glauber Rocha posee varios escritos: No al populismo (1969), Estética de la violencia (1917) Disponible: </text:span><text:a xlink:type="simple" xlink:href="http://www.cinelatinoamericano.cult.cu/biblioteca/descriptor.aspx?codigo=597&amp;tit=ROCHA,%20GLAUBER,%201939%20-1981%20-%20CINEASTAS%20BRASILEÑOS"><text:span text:style-name="T2">http://www.cinelatinoamericano.cult.cu/biblioteca/descriptor.aspx?codigo=597&amp;tit=ROCHA,%20GLAUBER,%201939%20-1981%20-%20CINEASTAS%20BRASILE%C3%91OS</text:span></text:a><text:span text:style-name="T2"> .</text:span> <text:span text:style-name="T2">Estética del hambre (1965).</text:span></text:p></text:note-body></text:note></text:span> es conseguir una estética latinoamericana que responda a las particulares condiciones históricas, sociales, políticas y culturales, a partir de una cultura del hambre<text:note text:id="ftn14" text:note-class="footnote"><text:note-citation>16</text:note-citation><text:note-body><text:p text:style-name="P11">En 1965 Glauber Rocha escribe Estetica del Hambre, escrito que se presento en Génova en enero de 1965 en una retrospectiva realizada al cine latinoamericano.</text:p></text:note-body></text:note>. La cultura del hambre no es solo por la pobreza social, es incluso la ausencia de una sociedad. Como consecuencia de la cultura del hambre esta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7</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y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8</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text:soft-page-break/>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l problema, es necesario, entonces, destacar la aceptación del espectador brasileño a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el interés del primer mundo en la miseria del tercer mundo, pero el numero de espectadores locales y en consecuencia la posible afectación en su conciencia es reducida,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Para los europeos es un extraño surrealismo tropical. Para los brasileños es una vergüenza nacional. El brasileño no come, pero tiene vergüenza de decir eso; y sobre todo, no sabe de dónde viene este hambre...”.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a y premiada en la ajena. El cine político y el </text:span>Cine Novo<text:span text:style-name="T3"> como conquista de la conciencia consiguen varias y claras coincidencias con el cine sovié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oft-page-break/><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9</text:note-citation><text:note-body><text:p text:style-name="Footnote"><text:span text:style-name="T2">La imagen-tiempo, estudios sobre cine 2. Guilles Deleuze. </text:span>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text:p>
      <text:p text:style-name="P6"/>
      <text:p text:style-name="P4"><text:span text:style-name="T3"><text:tab/></text:span>Deleuze<text:span text:style-name="T3"> en </text:span>Imagen-tiempo<text:note text:id="ftn18" text:note-class="footnote"><text:note-citation>20</text:note-citation><text:note-body><text:p text:style-name="P11">La imagen-tiempo, estudios sobre cine 2. Guilles Deleuze. </text:p></text:note-body></text:note> <text:span text:style-name="T3">dedica algunas paginas al cine político: </text:span>“...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vez es un proceso de toma de conciencia que hace que el pueblo tenga ya una existencia virtual en trance de actualización...”</text:p>
      <text:p text:style-name="P6"/>
      <text:p text:style-name="P6"><text:tab/>El cine político es posible porque se considera un pueblo que existe, pero sobre todo un pueblo al que se puede actualizar llevando al estado de conciencia, un crisol de pueblos pasados con el germen del pueblo futuro: <text:span text:style-name="T2">“...En el cine americano, en el cine soviético, el pueblo está ya ahí, real antes de ser actual, ideal sin ser abstracto. De ahí la idea de que como arte de masas el cine puede ser el arte revolucionario O democrático por excelencia haciendo de las masas un auténtico sujeto...”</text:span></text:p>
      <text:p text:style-name="P6"/>
      <text:p text:style-name="P4"><text:span text:style-name="T3"><text:tab/>Sigue un frase sorprendente sobre la posibilidad del cine político en donde explica que lo que hace falta es el pueblo: </text:span>“...si hubiera un cine político moderno, sería sobre la base: el pueblo ya no existe, o no existe todavía... «el pueblo falta». ... no dirigirse a un pueblo supuesto, ya ahí, sino contribuir a la invención de un pueblo ”<text:note text:id="ftn19" text:note-class="footnote"><text:note-citation>21</text:note-citation><text:note-body><text:p text:style-name="P11">Ibid. pag287-288</text:p></text:note-body></text:note>. Rocha <text:span text:style-name="T3">afirma lo mismo con respecto a la ausencia del pueblo:</text:span> “...Por eso, el hambre del latinoamericano no es solamente un síntoma alarmante de la pobreza social; es la ausencia de su sociedad. De ese modo podemos definir nuestra cultura de hambre. Ahí reside la práctica originalidad del nuevo cine con relación al cine mundial...” </text:p>
      <text:p text:style-name="P6"><text:soft-page-break/></text:p>
      <text:p text:style-name="P4"><text:span text:style-name="T3"><text:tab/>El creador del tercer mundo se encuentra con la colonización cinematografía extrajera, <text:s/>con la imposibilidad de escribir en la lengua del dominante ni en la lengua propia, en consecuencia la </text:span>histeria,<text:span text:style-name="T3"> en palabras de </text:span>Glauber Rocha: “...un público frecuentemente analfabeto, cebado por las series americanas, egipcias o hindúes, films de karate... imposibilidad de no «escribir», imposibilidad de escribir en la lengua dominante, imposibilidad de escribir de otra manera ...”<text:note text:id="ftn20" text:note-class="footnote"><text:note-citation>22</text:note-citation><text:note-body><text:p text:style-name="P11">Ibid, pag288</text:p></text:note-body></text:note>. </text:p>
      <text:p text:style-name="P6"/>
      <text:p text:style-name="P6"><text:tab/>Pero la conquista de la conciencia no es posible, la contribución del autor de cine político antes que conseguir la conciencia en el pueblo es la constitución del pueblo, crear a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ficticios, pero poniéndolos en estado de «ficcionar», de «leyendar», de «fabular»...”.</text:span><text:span text:style-name="T2"><text:note text:id="ftn22" text:note-class="footnote"><text:note-citation>23</text:note-citation><text:note-body><text:p text:style-name="P11">Ibid. pag293</text:p></text:note-body></text:note></text:span></text:p>
      <text:p text:style-name="P6"><text:span text:style-name="T2"/></text:p>
      <text:p text:style-name="P6"><text:tab/>Continua <text:span text:style-name="T2">Deleuze: “...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invención de un pueblo</text:span><text:span text:style-name="T2"><text:note text:id="ftn0" text:note-class="footnote"><text:note-citation>24</text:note-citation><text:note-body><text:p text:style-name="P11">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5</text:note-citation><text:note-body><text:p text:style-name="P11">Ibid, pag289</text:p></text:note-body></text:note>...”. <text:span text:style-name="T3">El cine político solo alcanzaría a mostrar el problema y la conciencia se logra solo entre los intelectuales pero no en el pueblo, el cine político falla en su propósito principal.</text:span></text:p>
      <text:p text:style-name="P4"><text:span text:style-name="T3"/></text:p>
      <text:p text:style-name="P4"><text:span text:style-name="T3"><text:tab/></text:span>Getino y Velleggia<text:span text:style-name="T3"> comentan las opiniones de </text:span>Joaquin Pedro de Andrade<text:span text:style-name="T3"> sobre las posibilidades del cine político: “</text:span>...El realizador Joaquin Pedro de Andrade, una de las figuras más innovadoras del Cinema Novo... afirma en Montevideo, en 1970: “No debemos creer exageradamente en la fuerza política del cine. Creo que la política más eficaz es la política directa. El cine es un instrumento de comunicación, de debate de ideas, pero no tengo la ingenuidad de imaginar que las películas sean realmente instrumentos políticos muy eficaces que puedan por sí mismas cambiar o dar una contribución sustancial para cambiar la <text:soft-page-break/>situación política...”.<text:note text:id="ftn25" text:note-class="footnote"><text:note-citation>26</text:note-citation><text:note-body><text:p text:style-name="Footnote"><text:span text:style-name="T2">El cine de las historias de la revolución. </text:span>pag63</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style:font-name="Liberation Sans1"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 De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7T12:45:13</dc:date>
    <meta:editing-duration>P2DT3H36M3S</meta:editing-duration>
    <meta:editing-cycles>24</meta:editing-cycles>
    <meta:generator>LibreOffice/3.5$Linux_X86_64 LibreOffice_project/350m1$Build-2</meta:generator>
    <meta:document-statistic meta:table-count="0" meta:image-count="0" meta:object-count="0" meta:page-count="9" meta:paragraph-count="93" meta:word-count="4399" meta:character-count="27197" meta:non-whitespace-character-count="22824"/>
  </office:meta>
</office:document-meta>
</file>